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595cm" style:rel-column-width="8949*"/>
    </style:style>
    <style:style style:name="Tabella5.B" style:family="table-column">
      <style:table-column-properties style:column-width="8.107cm" style:rel-column-width="27961*"/>
    </style:style>
    <style:style style:name="Tabella5.C" style:family="table-column">
      <style:table-column-properties style:column-width="1.307cm" style:rel-column-width="4508*"/>
    </style:style>
    <style:style style:name="Tabella5.D" style:family="table-column">
      <style:table-column-properties style:column-width="1.288cm" style:rel-column-width="4441*"/>
    </style:style>
    <style:style style:name="Tabella5.E" style:family="table-column">
      <style:table-column-properties style:column-width="2.002cm" style:rel-column-width="6905*"/>
    </style:style>
    <style:style style:name="Tabella5.F" style:family="table-column">
      <style:table-column-properties style:column-width="1.595cm" style:rel-column-width="5499*"/>
    </style:style>
    <style:style style:name="Tabella5.G" style:family="table-column">
      <style:table-column-properties style:column-width="2.108cm" style:rel-column-width="7272*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895cm" fo:margin-left="0.021cm" fo:margin-right="2.085cm" table:align="margins" style:writing-mode="lr-tb"/>
    </style:style>
    <style:style style:name="Tabella4.A" style:family="table-column">
      <style:table-column-properties style:column-width="13.3cm" style:rel-column-width="51590*"/>
    </style:style>
    <style:style style:name="Tabella4.B" style:family="table-column">
      <style:table-column-properties style:column-width="3.595cm" style:rel-column-width="1394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5cm" table:align="left"/>
    </style:style>
    <style:style style:name="Tabella3.A" style:family="table-column">
      <style:table-column-properties style:column-width="2.302cm"/>
    </style:style>
    <style:style style:name="Tabella3.B" style:family="table-column">
      <style:table-column-properties style:column-width="4.792cm"/>
    </style:style>
    <style:style style:name="Tabella3.C" style:family="table-column">
      <style:table-column-properties style:column-width="2.406cm"/>
    </style:style>
    <style:style style:name="Tabella3.D" style:family="table-column">
      <style:table-column-properties style:column-width="2.494cm"/>
    </style:style>
    <style:style style:name="Tabella3.E" style:family="table-column">
      <style:table-column-properties style:column-width="4.807cm"/>
    </style:style>
    <style:style style:name="Tabella3.F" style:family="table-column">
      <style:table-column-properties style:column-width="2.194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3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4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4" style:family="paragraph" style:parent-style-name="No_20_Spacing">
      <style:text-properties officeooo:paragraph-rsid="000742e4"/>
    </style:style>
    <style:style style:name="P25" style:family="paragraph" style:parent-style-name="No_20_Spacing">
      <style:text-properties officeooo:paragraph-rsid="00076d8b"/>
    </style:style>
    <style:style style:name="P26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style:font-name="Arial1"/>
    </style:style>
    <style:style style:name="P38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39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40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41" style:family="paragraph" style:parent-style-name="Normale" style:master-page-name="MP0">
      <style:paragraph-properties style:page-number="auto" fo:break-before="page"/>
    </style:style>
    <style:style style:name="P42" style:family="paragraph" style:parent-style-name="Standard">
      <style:paragraph-properties fo:text-align="justify" style:justify-single-word="false"/>
      <style:text-properties officeooo:paragraph-rsid="0027bb87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a51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76d8b" style:font-weight-asian="normal" style:font-weight-complex="normal"/>
    </style:style>
    <style:style style:name="T10" style:family="text">
      <style:text-properties officeooo:rsid="0009199c"/>
    </style:style>
    <style:style style:name="T11" style:family="text">
      <style:text-properties officeooo:rsid="000eec7e"/>
    </style:style>
    <style:style style:name="T12" style:family="text">
      <style:text-properties officeooo:rsid="0020982c"/>
    </style:style>
    <style:style style:name="T13" style:family="text">
      <style:text-properties officeooo:rsid="00076d8b"/>
    </style:style>
    <style:style style:name="T14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24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42"><text:span text:style-name="T5">Oggetto: </text:span><text:span text:style-name="T5"><text:placeholder text:placeholder-type="text">&lt;o.additional_text_1 or 'Proposta commerciale'&gt;</text:placeholder></text:span></text:p>
      <text:p text:style-name="Standard"><text:placeholder text:placeholder-type="text">&lt;o.additional_text_2 or ''&gt;</text:placeholder></text:p>
      <text:p text:style-name="Standard"/>
      <text:p text:style-name="P13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1">RIF.</text:p>
          </table:table-cell>
          <table:table-cell table:style-name="Tabella5.A1" office:value-type="string">
            <text:p text:style-name="P32">DESCRIZIONE</text:p>
          </table:table-cell>
          <table:table-cell table:style-name="Tabella5.A1" office:value-type="string">
            <text:p text:style-name="P33">U.M.</text:p>
          </table:table-cell>
          <table:table-cell table:style-name="Tabella5.A1" office:value-type="string">
            <text:p text:style-name="P34">Q.TA'</text:p>
          </table:table-cell>
          <table:table-cell table:style-name="Tabella5.A1" office:value-type="string">
            <text:p text:style-name="P34">PREZZO <text:span text:style-name="T11">UNIT.</text:span></text:p>
          </table:table-cell>
          <table:table-cell table:style-name="Tabella5.A1" office:value-type="string">
            <text:p text:style-name="P35">SC<text:span text:style-name="T11">ONTO</text:span> %</text:p>
          </table:table-cell>
          <table:table-cell table:style-name="Tabella5.G1" office:value-type="string">
            <text:p text:style-name="P35">IMPORTO</text:p>
          </table:table-cell>
        </table:table-row>
        <table:table-row>
          <table:table-cell table:style-name="Tabella5.A4" table:number-columns-spanned="7" office:value-type="string">
            <text:p text:style-name="P36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28"><text:placeholder text:placeholder-type="text">&lt;line.product_id.default_code or ''&gt;</text:placeholder></text:p>
          </table:table-cell>
          <table:table-cell table:style-name="Tabella5.B3" office:value-type="string">
            <text:p text:style-name="P28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C3" office:value-type="string">
            <text:p text:style-name="P27"><text:placeholder text:placeholder-type="text">&lt;line.product_uom.name or ''&gt;</text:placeholder></text:p>
          </table:table-cell>
          <table:table-cell table:style-name="Tabella5.D3" office:value-type="string">
            <text:p text:style-name="P29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0"><text:placeholder text:placeholder-type="text">&lt;italian_number(line.price_unit)&gt;</text:placeholder></text:p>
          </table:table-cell>
          <table:table-cell table:style-name="Tabella5.F3" office:value-type="string">
            <text:p text:style-name="P26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0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3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2">Totale <text:span text:style-name="T12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2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ext:soft-page-break/>
        <table:table-row table:style-name="Tabella4.1">
          <table:table-cell table:style-name="Tabella4.A1" office:value-type="string">
            <text:p text:style-name="P12">Totale <text:span text:style-name="T12">preventivo</text:span> <text:span text:style-name="T10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19"/>
      <text:p text:style-name="P19">Termini e condizioni di vendita</text:p>
      <text:p text:style-name="P16"><text:span text:style-name="T15"><text:placeholder text:placeholder-type="text">&lt;if test="o.note"&gt;</text:placeholder></text:span><text:placeholder text:placeholder-type="text">&lt;o.note or ''&gt;</text:placeholder><text:span text:style-name="T15"><text:placeholder text:placeholder-type="text">&lt;/if&gt;</text:placeholder></text:span></text:p>
      <text:p text:style-name="P17">Pagamento: <text:span text:style-name="T13"><text:placeholder text:placeholder-type="text">&lt;o.payment_term.name or ''&gt;</text:placeholder></text:span></text:p>
      <text:p text:style-name="P17">Validità preventivo: fino al <text:placeholder text:placeholder-type="text">&lt;formatLang(o.validity_date,date=True)&gt;</text:placeholder></text:p>
      <text:p text:style-name="P15"><text:span text:style-name="T14"><text:placeholder text:placeholder-type="text">&lt;if test="o.additional_text_3"&gt;</text:placeholder></text:span><text:span text:style-name="T9"><text:placeholder text:placeholder-type="text">&lt;o.additional_text_3 or ''&gt;</text:placeholder></text:span><text:span text:style-name="T14"><text:placeholder text:placeholder-type="text">&lt;/if&gt;</text:placeholder></text:span></text:p>
      <text:p text:style-name="P14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21"/>
          </table:table-cell>
          <table:table-cell table:style-name="Tabella3.A1" office:value-type="string">
            <text:p text:style-name="P22">Sinfocom s.r.l.</text:p>
          </table:table-cell>
          <table:table-cell table:style-name="Tabella3.A1" office:value-type="string">
            <text:p text:style-name="P23"/>
          </table:table-cell>
          <table:table-cell table:style-name="Tabella3.A1" office:value-type="string">
            <text:p text:style-name="P23"/>
          </table:table-cell>
          <table:table-cell table:style-name="Tabella3.A1" office:value-type="string">
            <text:p text:style-name="P22">Il cliente ( per accettazione )</text:p>
          </table:table-cell>
          <table:table-cell table:style-name="Tabella3.A1" office:value-type="string">
            <text:p text:style-name="P21"/>
          </table:table-cell>
        </table:table-row>
        <table:table-row>
          <table:table-cell table:style-name="Tabella3.A1" office:value-type="string">
            <text:p text:style-name="P38"/>
          </table:table-cell>
          <table:table-cell table:style-name="Tabella3.A1" office:value-type="string">
            <text:p text:style-name="P39">Il rappresentante commerciale</text:p>
          </table:table-cell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39">Data, timbro e firma</text:p>
          </table:table-cell>
          <table:table-cell table:style-name="Tabella3.A1" office:value-type="string">
            <text:p text:style-name="P38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8"><text:placeholder text:placeholder-type="text">&lt;o.user_id.name or ''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1"/>
            <text:p text:style-name="P11"/>
            <text:p text:style-name="P11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4"/>
      <text:p text:style-name="P20"><text:tab/><text:tab/><text:tab/><text:tab/><text:tab/><text:tab/><text:tab/></text:p>
      <text:p text:style-name="P37"><text:tab/><text:tab/><text:tab/><text:tab/></text:p>
      <text:p text:style-name="P14"/>
      <text:p text:style-name="P25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30T15:05:01.228000000</dc:date>
    <meta:print-date>2015-10-01T17:14:00Z</meta:print-date>
    <meta:editing-cycles>37</meta:editing-cycles>
    <meta:editing-duration>PT2H38M53S</meta:editing-duration>
    <meta:document-statistic meta:table-count="5" meta:image-count="1" meta:object-count="0" meta:page-count="2" meta:paragraph-count="62" meta:word-count="176" meta:character-count="1668" meta:non-whitespace-character-count="1496"/>
    <meta:template xlink:type="simple" xlink:actuate="onRequest" xlink:title="" xlink:href="Normal"/>
  </office:meta>
</office:document-meta>
</file>